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c9be" officeooo:paragraph-rsid="0005c9be"/>
    </style:style>
    <style:style style:name="P2" style:family="paragraph" style:parent-style-name="Standard">
      <style:text-properties officeooo:paragraph-rsid="0005c9be"/>
    </style:style>
    <style:style style:name="P3" style:family="paragraph" style:parent-style-name="Standard">
      <style:text-properties fo:font-weight="bold" officeooo:rsid="0005c9be" officeooo:paragraph-rsid="0005c9be" style:font-weight-asian="bold" style:font-weight-complex="bold"/>
    </style:style>
    <style:style style:name="P4" style:family="paragraph" style:parent-style-name="Standard">
      <style:text-properties fo:font-weight="bold" officeooo:rsid="0006bbde" officeooo:paragraph-rsid="0006bbde" style:font-weight-asian="bold" style:font-weight-complex="bold"/>
    </style:style>
    <style:style style:name="P5" style:family="paragraph" style:parent-style-name="Standard">
      <style:text-properties fo:font-weight="bold" officeooo:rsid="0007ba73" officeooo:paragraph-rsid="0007ba73" style:font-weight-asian="bold" style:font-weight-complex="bold"/>
    </style:style>
    <style:style style:name="P6" style:family="paragraph" style:parent-style-name="Standard">
      <style:text-properties fo:font-weight="bold" officeooo:rsid="00083d66" officeooo:paragraph-rsid="00083d66" style:font-weight-asian="bold" style:font-weight-complex="bold"/>
    </style:style>
    <style:style style:name="P7" style:family="paragraph" style:parent-style-name="Standard">
      <style:text-properties fo:font-weight="bold" officeooo:rsid="000add3d" officeooo:paragraph-rsid="000add3d" style:font-weight-asian="bold" style:font-weight-complex="bold"/>
    </style:style>
    <style:style style:name="P8" style:family="paragraph" style:parent-style-name="Standard">
      <style:text-properties fo:font-weight="bold" officeooo:rsid="00063642" officeooo:paragraph-rsid="00063642" fo:background-color="transparent" style:font-weight-asian="bold" style:font-weight-complex="bold"/>
    </style:style>
    <style:style style:name="P9" style:family="paragraph" style:parent-style-name="Standard">
      <style:text-properties fo:font-weight="normal" officeooo:rsid="0005c9be" officeooo:paragraph-rsid="0005c9be" style:font-weight-asian="normal" style:font-weight-complex="normal"/>
    </style:style>
    <style:style style:name="P10" style:family="paragraph" style:parent-style-name="Standard">
      <style:text-properties fo:font-weight="normal" officeooo:rsid="0005c9be" officeooo:paragraph-rsid="0006bbde" style:font-weight-asian="normal" style:font-weight-complex="normal"/>
    </style:style>
    <style:style style:name="P11" style:family="paragraph" style:parent-style-name="Standard">
      <style:text-properties fo:font-weight="normal" officeooo:rsid="0005c9be" officeooo:paragraph-rsid="0007ba73" style:font-weight-asian="normal" style:font-weight-complex="normal"/>
    </style:style>
    <style:style style:name="P12" style:family="paragraph" style:parent-style-name="Standard">
      <style:text-properties fo:font-weight="normal" officeooo:rsid="0005c9be" officeooo:paragraph-rsid="00083d66" style:font-weight-asian="normal" style:font-weight-complex="normal"/>
    </style:style>
    <style:style style:name="P13" style:family="paragraph" style:parent-style-name="Standard">
      <style:text-properties fo:font-weight="normal" officeooo:rsid="0005c9be" officeooo:paragraph-rsid="0009b0e2" style:font-weight-asian="normal" style:font-weight-complex="normal"/>
    </style:style>
    <style:style style:name="P14" style:family="paragraph" style:parent-style-name="Standard">
      <style:text-properties fo:font-weight="normal" officeooo:rsid="00063642" officeooo:paragraph-rsid="00063642" style:font-weight-asian="normal" style:font-weight-complex="normal"/>
    </style:style>
    <style:style style:name="P15" style:family="paragraph" style:parent-style-name="Standard">
      <style:text-properties fo:font-weight="normal" officeooo:rsid="0006bbde" officeooo:paragraph-rsid="0006bbde" style:font-weight-asian="normal" style:font-weight-complex="normal"/>
    </style:style>
    <style:style style:name="P16" style:family="paragraph" style:parent-style-name="Standard">
      <style:text-properties fo:font-weight="normal" officeooo:rsid="0007ba73" officeooo:paragraph-rsid="0007ba73" style:font-weight-asian="normal" style:font-weight-complex="normal"/>
    </style:style>
    <style:style style:name="P17" style:family="paragraph" style:parent-style-name="Standard">
      <style:text-properties fo:font-weight="normal" officeooo:rsid="00083d66" officeooo:paragraph-rsid="00083d66" style:font-weight-asian="normal" style:font-weight-complex="normal"/>
    </style:style>
    <style:style style:name="P18" style:family="paragraph" style:parent-style-name="Standard">
      <style:text-properties fo:font-weight="normal" officeooo:rsid="0009b0e2" officeooo:paragraph-rsid="0009b0e2" style:font-weight-asian="normal" style:font-weight-complex="normal"/>
    </style:style>
    <style:style style:name="P19" style:family="paragraph" style:parent-style-name="Standard">
      <style:text-properties fo:font-weight="normal" officeooo:rsid="000add3d" officeooo:paragraph-rsid="000add3d" style:font-weight-asian="normal" style:font-weight-complex="normal"/>
    </style:style>
    <style:style style:name="P20" style:family="paragraph" style:parent-style-name="Standard">
      <style:text-properties fo:font-weight="normal" officeooo:rsid="000c53e5" officeooo:paragraph-rsid="000c53e5" style:font-weight-asian="normal" style:font-weight-complex="normal"/>
    </style:style>
    <style:style style:name="P21" style:family="paragraph" style:parent-style-name="Standard">
      <style:text-properties fo:font-weight="normal" officeooo:rsid="000c53e5" officeooo:paragraph-rsid="0006bbde" style:font-weight-asian="normal" style:font-weight-complex="normal"/>
    </style:style>
    <style:style style:name="P22" style:family="paragraph" style:parent-style-name="Standard">
      <style:text-properties fo:font-weight="normal" officeooo:rsid="000f77bc" officeooo:paragraph-rsid="000f77bc" style:font-weight-asian="normal" style:font-weight-complex="normal"/>
    </style:style>
    <style:style style:name="P23" style:family="paragraph" style:parent-style-name="Standard">
      <style:text-properties fo:font-weight="normal" officeooo:rsid="0016c38e" officeooo:paragraph-rsid="0016c38e" style:font-weight-asian="normal" style:font-weight-complex="normal"/>
    </style:style>
    <style:style style:name="P24" style:family="paragraph" style:parent-style-name="Standard">
      <style:text-properties fo:font-weight="normal" officeooo:rsid="0005c9be" officeooo:paragraph-rsid="0005c9be" fo:background-color="transparent" style:font-weight-asian="normal" style:font-weight-complex="normal"/>
    </style:style>
    <style:style style:name="P25" style:family="paragraph" style:parent-style-name="Standard">
      <style:text-properties officeooo:paragraph-rsid="00151198"/>
    </style:style>
    <style:style style:name="T1" style:family="text">
      <style:text-properties officeooo:rsid="0005c9be"/>
    </style:style>
    <style:style style:name="T2" style:family="text">
      <style:text-properties fo:font-style="italic"/>
    </style:style>
    <style:style style:name="T3" style:family="text">
      <style:text-properties officeooo:rsid="0006364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d7b86"/>
    </style:style>
    <style:style style:name="T6" style:family="text">
      <style:text-properties fo:font-weight="normal" officeooo:rsid="0010d1c8" fo:background-color="transparent" loext:char-shading-value="0" style:font-weight-asian="normal" style:font-weight-complex="normal"/>
    </style:style>
    <style:style style:name="T7" style:family="text">
      <style:text-properties fo:font-weight="normal" officeooo:rsid="0011eb0c" fo:background-color="transparent" loext:char-shading-value="0" style:font-weight-asian="normal" style:font-weight-complex="normal"/>
    </style:style>
    <style:style style:name="T8" style:family="text">
      <style:text-properties fo:font-weight="normal" officeooo:rsid="00140323" fo:background-color="transparent" loext:char-shading-value="0" style:font-weight-asian="normal" style:font-weight-complex="normal"/>
    </style:style>
    <style:style style:name="T9" style:family="text">
      <style:text-properties fo:font-weight="normal" officeooo:rsid="00151198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05c9be" fo:background-color="transparent" loext:char-shading-value="0" style:font-weight-asian="normal" style:font-weight-complex="normal"/>
    </style:style>
    <style:style style:name="T11" style:family="text">
      <style:text-properties officeooo:rsid="0016c38e"/>
    </style:style>
    <style:style style:name="T12" style:family="text">
      <style:text-properties officeooo:rsid="0017b3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is stemming algorithm removes the </text:span><text:s/>suffixes of nouns <text:span text:style-name="T1">and verbs.</text:span></text:p>
      <text:p text:style-name="P2"/>
      <text:p text:style-name="P1">Letters in Estonian include the following accented forms,</text:p>
      <text:p text:style-name="P1"/>
      <text:p text:style-name="P3">ä ö õ ü </text:p>
      <text:p text:style-name="P3"/>
      <text:p text:style-name="P9">The following letters are vowels <text:span text:style-name="T3">(V???)</text:span>:</text:p>
      <text:p text:style-name="P9"/>
      <text:p text:style-name="P3">a e i o u õ ä ö ü</text:p>
      <text:p text:style-name="P3"/>
      <text:p text:style-name="P14">RV is defined as one of the following:</text:p>
      <text:p text:style-name="P14"/>
      <text:p text:style-name="P8">a e i u o </text:p>
      <text:p text:style-name="P8"/>
      <text:p text:style-name="P25"><text:span text:style-name="T6">R1 in this algorithm is defined as a region after the first consonant preceded by a vowel ([laul[nud], mõt[teid], kar[tuleid], saab[as]</text:span><text:span text:style-name="T7"> </text:span><text:span text:style-name="T6">). </text:span><text:span text:style-name="T7">If there’s no such region, then the R1 is empty (laul[Ø], </text:span><text:span text:style-name="T8">saun[Ø]</text:span><text:span text:style-name="T7">). </text:span><text:span text:style-name="T9">Limitations in steps (such as ‘</text:span><text:span text:style-name="T10">preceded by RV’</text:span><text:span text:style-name="T7"> </text:span><text:span text:style-name="T9">) are not restricted to the R1 region.</text:span></text:p>
      <text:p text:style-name="P24"/>
      <text:p text:style-name="P15">LONGV is defined as one of the following:</text:p>
      <text:p text:style-name="P15"/>
      <text:p text:style-name="P4">aa ee ii oo uu ää öö üü õõ</text:p>
      <text:p text:style-name="P21"/>
      <text:p text:style-name="P20">Do step 0<text:span text:style-name="T11">a</text:span>. <text:span text:style-name="T11">If nothing is changed do step 0b. </text:span>If nothing was changed in step 0<text:span text:style-name="T11">b</text:span>, do steps 1, <text:span text:style-name="T5">2, 3, 4, 5, 6 and 7. If something was changed in <text:s/>step 0b, do step 7.</text:span></text:p>
      <text:p text:style-name="P20"/>
      <text:p text:style-name="P23">Step 0a: verb_exceptions</text:p>
      <text:p text:style-name="P23">Search for some frequent irregular <text:span text:style-name="T12">short </text:span>verbs which wouldn’t have been found in step 0b.</text:p>
      <text:p text:style-name="P23"/>
      <text:p text:style-name="P20"/>
      <text:p text:style-name="P18">Step 0<text:span text:style-name="T11">b</text:span>: verb</text:p>
      <text:p text:style-name="P18"/>
      <text:p text:style-name="P13">Search for the longest among the following suffixes in <text:span text:style-name="T2">R</text:span>1, and perform the action indicated</text:p>
      <text:p text:style-name="P13"/>
      <text:p text:style-name="P7">ksin ksid ksime ksite</text:p>
      <text:p text:style-name="P7">takse dakse</text:p>
      <text:p text:style-name="P7">taks daks</text:p>
      <text:p text:style-name="P7">akse</text:p>
      <text:p text:style-name="P7">sime</text:p>
      <text:p text:style-name="P7">site</text:p>
      <text:p text:style-name="P7">vad V1???</text:p>
      <text:p text:style-name="P7">sin</text:p>
      <text:p text:style-name="P7">ime</text:p>
      <text:p text:style-name="P7">ite</text:p>
      <text:p text:style-name="P7">vat</text:p>
      <text:p text:style-name="P7">me V1??8</text:p>
      <text:p text:style-name="P7">in</text:p>
      <text:p text:style-name="P7">is</text:p>
      <text:p text:style-name="P7">da</text:p>
      <text:p text:style-name="P7">b</text:p>
      <text:p text:style-name="P19">delete</text:p>
      <text:p text:style-name="P22">set is_verb</text:p>
      <text:p text:style-name="P15"/>
      <text:p text:style-name="P9"><text:soft-page-break/>Step 1: emphasis</text:p>
      <text:p text:style-name="P9"/>
      <text:p text:style-name="P9">Search for the longest among the following suffixes in <text:span text:style-name="T2">R</text:span>1, and perform the action indicated</text:p>
      <text:p text:style-name="P9"/>
      <text:p text:style-name="P3">gi</text:p>
      <text:p text:style-name="P9">preceded by ??</text:p>
      <text:p text:style-name="P3">ki</text:p>
      <text:p text:style-name="P9">preceded by ??</text:p>
      <text:p text:style-name="P9">delete</text:p>
      <text:p text:style-name="P9"/>
      <text:p text:style-name="P9"><text:s/></text:p>
      <text:p text:style-name="P9">Step 2: case_ending</text:p>
      <text:p text:style-name="P9"/>
      <text:p text:style-name="P9">Search for the longest among the following suffixes in <text:span text:style-name="T2">R</text:span>1, and perform the action indicated</text:p>
      <text:p text:style-name="P9"/>
      <text:p text:style-name="P3">sse preceded by RV</text:p>
      <text:p text:style-name="P3"/>
      <text:p text:style-name="P3">st preceded by RV</text:p>
      <text:p text:style-name="P3"/>
      <text:p text:style-name="P3">le preceded by RV</text:p>
      <text:p text:style-name="P3"/>
      <text:p text:style-name="P3">lt preceded by RV</text:p>
      <text:p text:style-name="P3"/>
      <text:p text:style-name="P3">ni preceded by RV</text:p>
      <text:p text:style-name="P3"/>
      <text:p text:style-name="P3">na preceded by RV</text:p>
      <text:p text:style-name="P3"/>
      <text:p text:style-name="P3">ta </text:p>
      <text:p text:style-name="P3"/>
      <text:p text:style-name="P3">ga preceded by RV</text:p>
      <text:p text:style-name="P3"/>
      <text:p text:style-name="P3">ks preceded by RV???</text:p>
      <text:p text:style-name="P3"/>
      <text:p text:style-name="P3">t preceded by RV</text:p>
      <text:p text:style-name="P3"/>
      <text:p text:style-name="P3">s preceded by RV</text:p>
      <text:p text:style-name="P3"/>
      <text:p text:style-name="P3">l preceded by RV</text:p>
      <text:p text:style-name="P3"/>
      <text:p text:style-name="P9">delete</text:p>
      <text:p text:style-name="P9"/>
      <text:p text:style-name="P14">Step 3: plural_three_first_cases</text:p>
      <text:p text:style-name="P14"/>
      <text:p text:style-name="P14"/>
      <text:p text:style-name="P10">Search for the longest among the following suffixes in <text:span text:style-name="T2">R</text:span>1, and perform the action indicated</text:p>
      <text:p text:style-name="P10"/>
      <text:p text:style-name="P15"><text:span text:style-name="T4">ikkude</text:span> </text:p>
      <text:p text:style-name="P15">replace with <text:span text:style-name="T4">ik</text:span></text:p>
      <text:p text:style-name="P15"/>
      <text:p text:style-name="P4">ikke</text:p>
      <text:p text:style-name="P15">replace with <text:span text:style-name="T4">ik</text:span></text:p>
      <text:p text:style-name="P15"/>
      <text:p text:style-name="P4"><text:soft-page-break/>ike</text:p>
      <text:p text:style-name="P15">replace with<text:span text:style-name="T4"> ik</text:span></text:p>
      <text:p text:style-name="P15"/>
      <text:p text:style-name="P15"><text:span text:style-name="T4">sid</text:span> </text:p>
      <text:p text:style-name="P15">if it is not preceded by LONGV delete</text:p>
      <text:p text:style-name="P15"/>
      <text:p text:style-name="P4">te </text:p>
      <text:p text:style-name="P15">if it has more than 4 letters before it, delete; otherwise replace by <text:span text:style-name="T4">t</text:span></text:p>
      <text:p text:style-name="P15"/>
      <text:p text:style-name="P4">de</text:p>
      <text:p text:style-name="P15">delete</text:p>
      <text:p text:style-name="P15"/>
      <text:p text:style-name="P4">d preceded by RV</text:p>
      <text:p text:style-name="P15">delete</text:p>
      <text:p text:style-name="P15"/>
      <text:p text:style-name="P16">Step 4: <text:s/>degrees</text:p>
      <text:p text:style-name="P16"/>
      <text:p text:style-name="P11">Search for the longest among the following suffixes in <text:span text:style-name="T2">R</text:span>1, and perform the action indicated</text:p>
      <text:p text:style-name="P11"/>
      <text:p text:style-name="P5">mai preceded by RV</text:p>
      <text:p text:style-name="P5"/>
      <text:p text:style-name="P5">ma preceded by RV</text:p>
      <text:p text:style-name="P5"/>
      <text:p text:style-name="P16">delete</text:p>
      <text:p text:style-name="P16"/>
      <text:p text:style-name="P17">Step 5: <text:s/>i_plural</text:p>
      <text:p text:style-name="P17"/>
      <text:p text:style-name="P12">Search for the longest among the following suffixes in <text:span text:style-name="T2">R</text:span>1, and perform the action indicated</text:p>
      <text:p text:style-name="P12"/>
      <text:p text:style-name="P6">i preceded by RV</text:p>
      <text:p text:style-name="P17">delete</text:p>
      <text:p text:style-name="P17"/>
      <text:p text:style-name="P17">Step 6: nu</text:p>
      <text:p text:style-name="P12">Search for the longest among the following suffixes in <text:span text:style-name="T2">R</text:span>1, and perform the action indicated</text:p>
      <text:p text:style-name="P12"/>
      <text:p text:style-name="P6">nu </text:p>
      <text:p text:style-name="P6">tu</text:p>
      <text:p text:style-name="P17">delete</text:p>
      <text:p text:style-name="P17"/>
      <text:p text:style-name="P19">Step 7: remove_double_kpt</text:p>
      <text:p text:style-name="P19"/>
      <text:p text:style-name="P19">Undouble consonant if word ending is <text:span text:style-name="T4">kk+V, tt+V, pp+V</text:span>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0:28:14.071149579</meta:creation-date>
    <dc:date>2019-01-21T15:33:17.497962222</dc:date>
    <meta:editing-duration>PT3H50M25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3" meta:paragraph-count="88" meta:word-count="451" meta:character-count="2330" meta:non-whitespace-character-count="1952"/>
  </office:meta>
</office:document-meta>
</file>